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am.ref, ai.date, </text:p>
      <text:p text:style-name="Standard"><text:s text:c="3"/>sum(case when amlat.account_tax_id&gt;0 then debit-credit else 0 end) as Subtotal,</text:p>
      <text:p text:style-name="Standard"><text:s text:c="3"/>sum(case when aml.account_id=349 then debit-credit else 0 end) as IVA16,</text:p>
      <text:p text:style-name="Standard"><text:s text:c="3"/>sum(case when aml.account_id=754 then debit-credit else 0 end) as IVAex,</text:p>
      <text:p text:style-name="Standard"><text:s text:c="3"/>sum(case when aml.account_id=770 then debit-credit else 0 end) as IVA0</text:p>
      <text:p text:style-name="Standard">from account_move_line aml</text:p>
      <text:p text:style-name="Standard">left join account_move_line_account_tax_rel amlat on aml.id=amlat.account_move_line_id</text:p>
      <text:p text:style-name="Standard">join account_move am on am.id=aml.move_id</text:p>
      <text:p text:style-name="Standard">join account_invoice ai on ai.number=am.ref</text:p>
      <text:p text:style-name="Standard">join account_account aa on aa.id=aml.account_id</text:p>
      <text:p text:style-name="Standard">where aml.journal_id in (4,77) and aml.date between '01-aug-2018' and '31-aug-2018' and </text:p>
      <text:p text:style-name="Standard"><text:s text:c="3"/>(left(am.ref,2) in ('FP','NP')) and</text:p>
      <text:p text:style-name="Standard"><text:s text:c="3"/>(aml.account_id in (349,754,770) or amlat.account_tax_id &gt;0)</text:p>
      <text:p text:style-name="Standard">group by am.ref, ai.date</text:p>
      <text:p text:style-name="Standard">order by am.ref</text:p>
      <text:p text:style-name="Standard"/>
      <text:p text:style-name="Standard"/>
      <text:p text:style-name="Standard"/>
      <text:p text:style-name="Standard"/>
      <text:p text:style-name="Standard"/>
      <text:p text:style-name="Standard">aa.id 349=119.01.02 Iva Acred pagado, 754=119.01.03 Iva Acred Ex, 770=119.01.04 Iva Acred 0</text:p>
      <text:p text:style-name="Standard">Journal_id 77=TIMP, 4=CAMBIO</text:p>
      <text:p text:style-name="Standard"/>
      <text:p text:style-name="Standard">COALESCE(value [, ...]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14" meta:character-count="942" meta:non-whitespace-character-count="826"/>
    <meta:generator>LibreOfficeDev/6.0.5.2$Linux_X86_64 LibreOffice_project/</meta:generator>
  </office:meta>
</office:document-meta>
</file>